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2f6ea" officeooo:paragraph-rsid="0012f6ea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b748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officeooo:rsid="0014b748"/>
    </style:style>
    <style:style style:name="T6" style:family="text">
      <style:text-properties officeooo:rsid="00161a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ARTAMENTO (#código, nombre) <text:span text:style-name="T1">siendo</text:span></text:p>
      <text:p text:style-name="P1"><text:tab/>código<text:span text:style-name="T1"> es entero no nulo,</text:span></text:p>
      <text:p text:style-name="P1"><text:tab/>nombre <text:span text:style-name="T1">es cadena no nulo,</text:span></text:p>
      <text:p text:style-name="P1"><text:tab/><text:span text:style-name="T1">PK</text:span>(código)</text:p>
      <text:p text:style-name="P1"/>
      <text:p text:style-name="P1">EMPLEADO (#nif, nombre, apellidos, fecha_nacimiento, tlf, titulación, código) <text:span text:style-name="T1">siendo</text:span></text:p>
      <text:p text:style-name="P1"><text:tab/>nif <text:span text:style-name="T4">es entero no nulo</text:span></text:p>
      <text:p text:style-name="P1"><text:tab/>nombre <text:span text:style-name="T1">es cadena no nulo</text:span></text:p>
      <text:p text:style-name="P1"><text:tab/>apellido <text:s/><text:span text:style-name="T1">es cadena</text:span></text:p>
      <text:p text:style-name="P1"><text:tab/>fecha_nacimiento <text:span text:style-name="T1">es date no nulo</text:span></text:p>
      <text:p text:style-name="P1"><text:tab/>tlf <text:span text:style-name="T1">es entero no nulo</text:span></text:p>
      <text:p text:style-name="P1"><text:tab/>titulación<text:span text:style-name="T1"> es cadena no nulo</text:span></text:p>
      <text:p text:style-name="P1"><text:tab/>código <text:span text:style-name="T1">es entero no nulo</text:span></text:p>
      <text:p text:style-name="P1"><text:tab/><text:span text:style-name="T1">PK(</text:span>nif)</text:p>
      <text:p text:style-name="P1"><text:tab/><text:span text:style-name="T1">FK</text:span>(código/DEPARTAMENTO(código))</text:p>
      <text:p text:style-name="P1"/>
      <text:p text:style-name="P1">TRABAJA(#nif,#código,<text:span text:style-name="T6">#</text:span>fecha_incor,función) siendo</text:p>
      <text:p text:style-name="P1"><text:tab/>nif <text:span text:style-name="T1">es entero no nulo</text:span></text:p>
      <text:p text:style-name="P1"><text:tab/>código<text:span text:style-name="T1"> es entero no nulo</text:span></text:p>
      <text:p text:style-name="P1"><text:tab/>fecha_incor<text:span text:style-name="T1"> es date no nulo</text:span></text:p>
      <text:p text:style-name="P1"><text:tab/>función <text:span text:style-name="T1">es cadena no nulo</text:span></text:p>
      <text:p text:style-name="P1"><text:tab/><text:span text:style-name="T1">PK</text:span>(nif, código,<text:span text:style-name="T6">fecha_incor</text:span>),</text:p>
      <text:p text:style-name="P1"><text:tab/><text:span text:style-name="T2">FK</text:span><text:span text:style-name="T5">(nif/EMPLEADO(nif)),</text:span></text:p>
      <text:p text:style-name="P1"><text:tab/><text:span text:style-name="T2">FK</text:span><text:span text:style-name="T5">(código/PROYECTO(código))</text:span></text:p>
      <text:p text:style-name="P1"/>
      <text:p text:style-name="P1">PROYECTO(#código, descripción) siendo</text:p>
      <text:p text:style-name="P1"><text:tab/>código <text:span text:style-name="T1">es entero no nulo</text:span></text:p>
      <text:p text:style-name="P1"><text:tab/>descripción <text:span text:style-name="T3">es cadena no nulo</text:span></text:p>
      <text:p text:style-name="P1"><text:tab/><text:span text:style-name="T1">PK</text:span>(código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46M21S</meta:editing-duration>
    <meta:editing-cycles>5</meta:editing-cycles>
    <meta:generator>LibreOffice/7.0.4.2$Linux_X86_64 LibreOffice_project/00$Build-2</meta:generator>
    <dc:date>2021-11-15T09:41:22.247429573</dc:date>
    <meta:document-statistic meta:table-count="0" meta:image-count="0" meta:object-count="0" meta:page-count="1" meta:paragraph-count="26" meta:word-count="99" meta:character-count="733" meta:non-whitespace-character-count="637"/>
    <meta:user-defined meta:name="Info 1"/>
    <meta:user-defined meta:name="Info 2"/>
    <meta:user-defined meta:name="Info 3"/>
    <meta:user-defined meta:name="Info 4"/>
  </office:meta>
</office:document-meta>
</file>